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-0.8368in" fo:margin-right="-0.8347in">
        <style:tab-stops/>
      </style:paragraph-properties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e7e6e6" draw:opacity="100%" draw:stroke="solid" svg:stroke-width="0.01389in" svg:stroke-color="#e7e6e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52608in, 0.90487in, 0.79967in, 0.86279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76672" draw:style-name="a0" draw:name="Image 21" text:anchor-type="paragraph" svg:x="0in" svg:y="10.07083in" svg:width="0.825in" svg:height="0.825in" style:rel-width="scale" style:rel-height="scale"><draw:image xlink:href="media/image1.png" xlink:type="simple" xlink:show="embed" xlink:actuate="onLoad"/><svg:title/><svg:desc/></draw:frame><draw:frame draw:z-index="251675648" draw:style-name="a1" draw:name="Image 20" text:anchor-type="paragraph" svg:x="6.39861in" svg:y="9.9375in" svg:width="0.70767in" svg:height="0.825in" style:rel-width="scale" style:rel-height="scale"><draw:image xlink:href="media/image2.png" xlink:type="simple" xlink:show="embed" xlink:actuate="onLoad"/><svg:title/><svg:desc/></draw:frame><draw:frame draw:z-index="251674624" draw:style-name="a2" draw:name="Image 19" text:anchor-type="paragraph" svg:x="3.8in" svg:y="10.24583in" svg:width="1.27935in" svg:height="0.55in" style:rel-width="scale" style:rel-height="scale"><draw:image xlink:href="media/image3.png" xlink:type="simple" xlink:show="embed" xlink:actuate="onLoad"/><svg:title/><svg:desc/></draw:frame><draw:frame draw:z-index="251673600" draw:style-name="a3" draw:name="Image 18" text:anchor-type="paragraph" svg:x="5.96667in" svg:y="8.9625in" svg:width="1.23971in" svg:height="0.75833in" style:rel-width="scale" style:rel-height="scale"><draw:image xlink:href="media/image4.png" xlink:type="simple" xlink:show="embed" xlink:actuate="onLoad"/><svg:title/><svg:desc/></draw:frame><draw:frame draw:z-index="251672576" draw:style-name="a4" draw:name="Image 17" text:anchor-type="paragraph" svg:x="0in" svg:y="10.1125in" svg:width="0.63333in" svg:height="0.63333in" style:rel-width="scale" style:rel-height="scale"><draw:image xlink:href="media/image5.png" xlink:type="simple" xlink:show="embed" xlink:actuate="onLoad"/><svg:title/><svg:desc/></draw:frame><draw:frame draw:z-index="251671552" draw:style-name="a5" draw:name="Image 16" text:anchor-type="paragraph" svg:x="4.95833in" svg:y="8.94583in" svg:width="0.95in" svg:height="1.125in" style:rel-width="scale" style:rel-height="scale"><draw:image xlink:href="media/image6.png" xlink:type="simple" xlink:show="embed" xlink:actuate="onLoad"/><svg:title/><svg:desc/></draw:frame><draw:frame draw:z-index="251670528" draw:style-name="a6" draw:name="Image 15" text:anchor-type="paragraph" svg:x="3.71667in" svg:y="9.4125in" svg:width="1.19167in" svg:height="0.82147in" style:rel-width="scale" style:rel-height="scale"><draw:image xlink:href="media/image7.png" xlink:type="simple" xlink:show="embed" xlink:actuate="onLoad"/><svg:title/><svg:desc/></draw:frame><draw:frame draw:z-index="251669504" draw:style-name="a7" draw:name="Image 14" text:anchor-type="paragraph" svg:x="3.68333in" svg:y="8.87917in" svg:width="1.30486in" svg:height="0.56667in" style:rel-width="scale" style:rel-height="scale"><draw:image xlink:href="media/image8.png" xlink:type="simple" xlink:show="embed" xlink:actuate="onLoad"/><svg:title/><svg:desc/></draw:frame><draw:frame draw:z-index="251668480" draw:style-name="a8" draw:name="Image 11" text:anchor-type="paragraph" svg:x="2.09167in" svg:y="8.9375in" svg:width="1.53275in" svg:height="0.97292in" style:rel-width="scale" style:rel-height="scale"><draw:image xlink:href="media/image9.png" xlink:type="simple" xlink:show="embed" xlink:actuate="onLoad"/><svg:title/><svg:desc/></draw:frame><draw:frame draw:z-index="251667456" draw:style-name="a9" draw:name="Image 10" text:anchor-type="paragraph" svg:x="2.4in" svg:y="5.82917in" svg:width="4.6004in" svg:height="2.68357in" style:rel-width="scale" style:rel-height="scale"><draw:image xlink:href="media/image10.png" xlink:type="simple" xlink:show="embed" xlink:actuate="onLoad"/><svg:title/><svg:desc>Une image contenant texte

Description générée automatiquement</svg:desc></draw:frame><draw:frame draw:z-index="251666432" draw:style-name="a10" draw:name="Image 9" text:anchor-type="paragraph" svg:x="2.375in" svg:y="3.57083in" svg:width="4.63333in" svg:height="2.25in" style:rel-width="scale" style:rel-height="scale"><draw:image xlink:href="media/image11.png" xlink:type="simple" xlink:show="embed" xlink:actuate="onLoad"/><svg:title/><svg:desc>Une image contenant texte

Description générée automatiquement</svg:desc></draw:frame><draw:custom-shape svg:x="1.675in" svg:y="8.25417in" svg:width="0.06667in" svg:height="0.16667in" draw:z-index="251664384" draw:id="id0" draw:style-name="a11" draw:name="Rectangle 4" text:anchor-type="paragraph"><svg:title/><svg:desc/><draw:enhanced-geometry draw:type="non-primitive" svg:viewBox="0 0 21600 21600" draw:enhanced-path="M 0 0 L 21600 0 21600 21600 0 21600 Z N"/></draw:custom-shape><draw:custom-shape svg:x="-0.6in" svg:y="8.3875in" svg:width="1.97431in" svg:height="0.3in" draw:z-index="251663360" draw:id="id1" draw:style-name="a12" draw:name="Rectangle 3" text:anchor-type="paragraph"><svg:title/><svg:desc/><draw:enhanced-geometry draw:type="non-primitive" svg:viewBox="0 0 21600 21600" draw:enhanced-path="M 0 0 L 21600 0 21600 21600 0 21600 Z N"/></draw:custom-shape><draw:custom-shape svg:x="0.08333in" svg:y="7.8875in" svg:width="0.04931in" svg:height="0.175in" draw:z-index="251662336" draw:id="id2" draw:style-name="a13" draw:name="Rectangle 2" text:anchor-type="paragraph"><svg:title/><svg:desc/><draw:enhanced-geometry draw:type="non-primitive" svg:viewBox="0 0 21600 21600" draw:enhanced-path="M 0 0 L 21600 0 21600 21600 0 21600 Z N"/></draw:custom-shape><draw:frame draw:z-index="251661312" draw:id="id3" draw:style-name="a14" draw:name="Zone de texte 2" text:anchor-type="paragraph" svg:x="2.375in" svg:y="8.95417in" svg:width="4.39167in" svg:height="1.53542in" style:rel-width="scale" style:rel-height="scale"><draw:text-box><text:p text:style-name="Normal"><text:tab/></text:p></draw:text-box><svg:title/><svg:desc/></draw:frame><draw:custom-shape svg:x="2.49167in" svg:y="8.95417in" svg:width="3.97431in" svg:height="1.175in" draw:z-index="251659264" draw:id="id4" draw:style-name="a15" draw:name="Rectangle 1" text:anchor-type="paragraph"><svg:title/><svg:desc/><draw:enhanced-geometry draw:type="non-primitive" svg:viewBox="0 0 21600 21600" draw:enhanced-path="M 0 0 L 21600 0 21600 21600 0 21600 Z N"/></draw:custom-shape><draw:frame draw:style-name="a16" draw:name="Picture 1628" text:anchor-type="as-char" svg:x="0in" svg:y="0in" svg:width="7.94in" svg:height="10.53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asian="Calibri" style:font-name-complex="Calibri" fo:color="#000000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asian="Calibri" style:font-name-complex="Calibri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791in" fo:margin-left="1in" fo:margin-bottom="0.584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ogan Calli</meta:initial-creator>
    <dc:creator>dogan.calli@outlook.fr</dc:creator>
    <meta:creation-date>2020-10-26T10:18:00Z</meta:creation-date>
    <dc:date>2020-11-10T13:57:00Z</dc:date>
    <meta:template xlink:href="Normal.dotm" xlink:type="simple"/>
    <meta:editing-cycles>4</meta:editing-cycles>
    <meta:editing-duration>PT15120S</meta:editing-duration>
    <meta:document-statistic meta:page-count="1" meta:paragraph-count="1" meta:word-count="2" meta:character-count="17" meta:row-count="1" meta:non-whitespace-character-count="16"/>
  </office:meta>
</office:document-meta>
</file>